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008f3" officeooo:paragraph-rsid="002008f3"/>
    </style:style>
    <style:style style:name="P2" style:family="paragraph" style:parent-style-name="Standard">
      <style:text-properties fo:font-weight="bold" officeooo:rsid="002008f3" officeooo:paragraph-rsid="002008f3" style:font-weight-asian="bold" style:font-weight-complex="bold"/>
    </style:style>
    <style:style style:name="P3" style:family="paragraph" style:parent-style-name="Standard">
      <style:text-properties fo:font-weight="bold" officeooo:rsid="0020860f" officeooo:paragraph-rsid="0020860f" style:font-weight-asian="bold" style:font-weight-complex="bold"/>
    </style:style>
    <style:style style:name="P4" style:family="paragraph" style:parent-style-name="Standard">
      <style:text-properties fo:font-weight="bold" officeooo:rsid="0036ad21" officeooo:paragraph-rsid="0036ad21" style:font-weight-asian="bold" style:font-weight-complex="bold"/>
    </style:style>
    <style:style style:name="P5" style:family="paragraph" style:parent-style-name="Standard">
      <style:text-properties officeooo:rsid="0020860f" officeooo:paragraph-rsid="0020860f"/>
    </style:style>
    <style:style style:name="P6" style:family="paragraph" style:parent-style-name="Standard">
      <style:text-properties officeooo:rsid="002264a8" officeooo:paragraph-rsid="002264a8"/>
    </style:style>
    <style:style style:name="P7" style:family="paragraph" style:parent-style-name="Standard">
      <style:text-properties officeooo:rsid="0025e0b2" officeooo:paragraph-rsid="0025e0b2"/>
    </style:style>
    <style:style style:name="P8" style:family="paragraph" style:parent-style-name="Standard">
      <style:text-properties officeooo:rsid="0026386e" officeooo:paragraph-rsid="0026bd74"/>
    </style:style>
    <style:style style:name="P9" style:family="paragraph" style:parent-style-name="Standard">
      <style:text-properties officeooo:rsid="0026386e" officeooo:paragraph-rsid="002703ab"/>
    </style:style>
    <style:style style:name="P10" style:family="paragraph" style:parent-style-name="Standard">
      <style:text-properties officeooo:rsid="0026386e" officeooo:paragraph-rsid="002a0608"/>
    </style:style>
    <style:style style:name="P11" style:family="paragraph" style:parent-style-name="Standard">
      <style:text-properties officeooo:rsid="002c3ed4" officeooo:paragraph-rsid="002c3ed4"/>
    </style:style>
    <style:style style:name="P12" style:family="paragraph" style:parent-style-name="Standard">
      <style:text-properties officeooo:rsid="002e1a32" officeooo:paragraph-rsid="002e1a32"/>
    </style:style>
    <style:style style:name="P13" style:family="paragraph" style:parent-style-name="Standard">
      <style:text-properties officeooo:rsid="002eb9af" officeooo:paragraph-rsid="002eb9af"/>
    </style:style>
    <style:style style:name="P14" style:family="paragraph" style:parent-style-name="Standard">
      <style:text-properties officeooo:rsid="002fe206" officeooo:paragraph-rsid="002fe206"/>
    </style:style>
    <style:style style:name="P15" style:family="paragraph" style:parent-style-name="Standard">
      <style:text-properties officeooo:rsid="002feefa" officeooo:paragraph-rsid="002feefa"/>
    </style:style>
    <style:style style:name="P16" style:family="paragraph" style:parent-style-name="Standard">
      <style:text-properties officeooo:rsid="00311697" officeooo:paragraph-rsid="00311697"/>
    </style:style>
    <style:style style:name="P17" style:family="paragraph" style:parent-style-name="Standard">
      <style:text-properties officeooo:rsid="0032b14b" officeooo:paragraph-rsid="0032b14b"/>
    </style:style>
    <style:style style:name="P18" style:family="paragraph" style:parent-style-name="Standard">
      <style:text-properties officeooo:rsid="00340e13" officeooo:paragraph-rsid="00340e13"/>
    </style:style>
    <style:style style:name="P19" style:family="paragraph" style:parent-style-name="Standard">
      <style:text-properties officeooo:rsid="0036046c" officeooo:paragraph-rsid="0036046c"/>
    </style:style>
    <style:style style:name="P20" style:family="paragraph" style:parent-style-name="Standard">
      <style:text-properties fo:font-weight="normal" officeooo:rsid="003754b1" officeooo:paragraph-rsid="003754b1" style:font-weight-asian="normal" style:font-weight-complex="normal"/>
    </style:style>
    <style:style style:name="P21" style:family="paragraph" style:parent-style-name="Standard">
      <style:text-properties fo:font-weight="normal" officeooo:rsid="0039a96c" officeooo:paragraph-rsid="0039a96c" style:font-weight-asian="normal" style:font-weight-complex="normal"/>
    </style:style>
    <style:style style:name="P22" style:family="paragraph" style:parent-style-name="Standard">
      <style:text-properties fo:font-weight="normal" officeooo:rsid="003be0a2" officeooo:paragraph-rsid="003be0a2" style:font-weight-asian="normal" style:font-weight-complex="normal"/>
    </style:style>
    <style:style style:name="P23" style:family="paragraph" style:parent-style-name="Standard">
      <style:text-properties fo:font-weight="normal" officeooo:rsid="003dd53e" officeooo:paragraph-rsid="003dd53e" style:font-weight-asian="normal" style:font-weight-complex="normal"/>
    </style:style>
    <style:style style:name="P24" style:family="paragraph" style:parent-style-name="Standard">
      <style:text-properties fo:font-weight="normal" officeooo:rsid="003ebd21" officeooo:paragraph-rsid="003ebd21" style:font-weight-asian="normal" style:font-weight-complex="normal"/>
    </style:style>
    <style:style style:name="P25" style:family="paragraph" style:parent-style-name="Standard">
      <style:text-properties fo:font-weight="normal" officeooo:rsid="00418245" officeooo:paragraph-rsid="00418245" style:font-weight-asian="normal" style:font-weight-complex="normal"/>
    </style:style>
    <style:style style:name="P26" style:family="paragraph" style:parent-style-name="Standard">
      <style:text-properties fo:font-weight="normal" officeooo:rsid="004469cd" officeooo:paragraph-rsid="004469cd" style:font-weight-asian="normal" style:font-weight-complex="normal"/>
    </style:style>
    <style:style style:name="P27" style:family="paragraph" style:parent-style-name="Standard">
      <style:text-properties fo:font-weight="bold" officeooo:rsid="0043690b" officeooo:paragraph-rsid="0043690b" style:font-weight-asian="bold" style:font-weight-complex="bold"/>
    </style:style>
    <style:style style:name="P28" style:family="paragraph" style:parent-style-name="Standard">
      <style:text-properties fo:font-weight="bold" officeooo:rsid="004469cd" officeooo:paragraph-rsid="004469cd" style:font-weight-asian="bold" style:font-weight-complex="bold"/>
    </style:style>
    <style:style style:name="T1" style:family="text">
      <style:text-properties officeooo:rsid="00243abc"/>
    </style:style>
    <style:style style:name="T2" style:family="text">
      <style:text-properties officeooo:rsid="0025e0b2"/>
    </style:style>
    <style:style style:name="T3" style:family="text">
      <style:text-properties officeooo:rsid="0026bd74"/>
    </style:style>
    <style:style style:name="T4" style:family="text">
      <style:text-properties officeooo:rsid="0027ab55"/>
    </style:style>
    <style:style style:name="T5" style:family="text">
      <style:text-properties officeooo:rsid="002aae4f"/>
    </style:style>
    <style:style style:name="T6" style:family="text">
      <style:text-properties officeooo:rsid="002b35d4"/>
    </style:style>
    <style:style style:name="T7" style:family="text">
      <style:text-properties officeooo:rsid="0032b14b"/>
    </style:style>
    <style:style style:name="T8" style:family="text">
      <style:text-properties officeooo:rsid="00386c41"/>
    </style:style>
    <style:style style:name="T9" style:family="text">
      <style:text-properties officeooo:rsid="003b4a69"/>
    </style:style>
    <style:style style:name="T10" style:family="text">
      <style:text-properties officeooo:rsid="00407f4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Quesiton1</text:p>
      <text:p text:style-name="P27"/>
      <text:p text:style-name="P27">Part(a)</text:p>
      <text:p text:style-name="P27"/>
      <text:p text:style-name="P27">Part(b)</text:p>
      <text:p text:style-name="P27"/>
      <text:p text:style-name="P27">Part(c)</text:p>
      <text:p text:style-name="P27"/>
      <text:p text:style-name="P27">Part(d)</text:p>
      <text:p text:style-name="P26">(1e-10, 0.001, 15)</text:p>
      <text:p text:style-name="P26"/>
      <text:p text:style-name="P28">Part(e)</text:p>
      <text:p text:style-name="P28"/>
      <text:p text:style-name="P2">Question2</text:p>
      <text:p text:style-name="P1"/>
      <text:p text:style-name="P3">Part(a)</text:p>
      <text:p text:style-name="P5"/>
      <text:p text:style-name="P3">Part(b)</text:p>
      <text:p text:style-name="P5"/>
      <text:p text:style-name="P5">(1)</text:p>
      <text:p text:style-name="P19">Logistic regression..</text:p>
      <text:p text:style-name="P19">Train data accuracy=45.78947368421053</text:p>
      <text:p text:style-name="P19">Test data accuracy=38.333333333333336</text:p>
      <text:p text:style-name="P19"/>
      <text:p text:style-name="P6">(2)</text:p>
      <text:p text:style-name="P11">eta=0.05</text:p>
      <text:p text:style-name="P6">Accuracy on train data=89.47368421052632%</text:p>
      <text:p text:style-name="P6">(340, 380)</text:p>
      <text:p text:style-name="P6">Accuracy on test data=8<text:span text:style-name="T1">7.5</text:span>%</text:p>
      <text:p text:style-name="P6">(10<text:span text:style-name="T2">5</text:span>, 120)</text:p>
      <text:p text:style-name="P6"/>
      <text:p text:style-name="P7">(3)</text:p>
      <text:p text:style-name="P8"><text:span text:style-name="T3">S</text:span>ingle hidden layer architecture</text:p>
      <text:p text:style-name="P8"/>
      <text:p text:style-name="P8">Var<text:span text:style-name="T6">ied</text:span> the number of units in the hidden layer as (1,2,3,10,20,40).</text:p>
      <text:p text:style-name="P8"/>
      <text:p text:style-name="P9">number of units in the hidden layer <text:span text:style-name="T4">=</text:span> 1</text:p>
      <text:p text:style-name="P13">Accuracy on train data=50.0%</text:p>
      <text:p text:style-name="P13">(190, 380)</text:p>
      <text:p text:style-name="P13">Accuracy on test data=44.166666666666664%</text:p>
      <text:p text:style-name="P13">(53, 120)</text:p>
      <text:p text:style-name="P13"/>
      <text:p text:style-name="P9">number of units in the hidden layer <text:span text:style-name="T4">=</text:span> 2</text:p>
      <text:p text:style-name="P12">Accuracy on train data=57.89473684210527%</text:p>
      <text:p text:style-name="P12">(220, 380)</text:p>
      <text:p text:style-name="P12">Accuracy on test data=53.333333333333336%</text:p>
      <text:p text:style-name="P12">(64, 120)</text:p>
      <text:p text:style-name="P12"/>
      <text:p text:style-name="P9">number of units in the hidden layer <text:span text:style-name="T4">=</text:span> 3</text:p>
      <text:p text:style-name="P14"><text:soft-page-break/>Accuracy on train data=75.0%</text:p>
      <text:p text:style-name="P14">(285, 380)</text:p>
      <text:p text:style-name="P14">Accuracy on test data=76.66666666666667%</text:p>
      <text:p text:style-name="P14">(92, 120)</text:p>
      <text:p text:style-name="P14"/>
      <text:p text:style-name="P10">number of units in the hidden layer <text:span text:style-name="T4">=</text:span> 1<text:span text:style-name="T5">0</text:span></text:p>
      <text:p text:style-name="P15">Accuracy on train data=89.21052631578948%</text:p>
      <text:p text:style-name="P15">(339, 380)</text:p>
      <text:p text:style-name="P15">Accuracy on test data=87.5%</text:p>
      <text:p text:style-name="P15">(105, 120)</text:p>
      <text:p text:style-name="P15"/>
      <text:p text:style-name="P10">number of units in the hidden layer <text:span text:style-name="T4">=</text:span> 2<text:span text:style-name="T5">0</text:span></text:p>
      <text:p text:style-name="P16">Accuracy on train data=89.21052631578948%</text:p>
      <text:p text:style-name="P16">(339, 380)</text:p>
      <text:p text:style-name="P16">Accuracy on test data=86.66666666666667%</text:p>
      <text:p text:style-name="P16">(104, 120)</text:p>
      <text:p text:style-name="P16"/>
      <text:p text:style-name="P10">number of units in the hidden layer <text:span text:style-name="T4">=</text:span> <text:span text:style-name="T7">30</text:span></text:p>
      <text:p text:style-name="P17">Accuracy on train data=90.26315789473685%</text:p>
      <text:p text:style-name="P17">(343, 380)</text:p>
      <text:p text:style-name="P17">Accuracy on test data=84.16666666666667%</text:p>
      <text:p text:style-name="P17">(101, 120)</text:p>
      <text:p text:style-name="P17"/>
      <text:p text:style-name="P18">(4)</text:p>
      <text:p text:style-name="P18">Accuracy on train data=90.0%</text:p>
      <text:p text:style-name="P18">(342, 380)</text:p>
      <text:p text:style-name="P18">Accuracy on test data=85.83333333333333%</text:p>
      <text:p text:style-name="P18">(103, 120)</text:p>
      <text:p text:style-name="P18"/>
      <text:p text:style-name="P4">Part(c)</text:p>
      <text:p text:style-name="P4"/>
      <text:p text:style-name="P20">(1)</text:p>
      <text:p text:style-name="P20"/>
      <text:p text:style-name="P20">Use<text:span text:style-name="T8">d</text:span> LIBSVM to train a linear classifier:</text:p>
      <text:p text:style-name="P20">Train data</text:p>
      <text:p text:style-name="P20">Accuracy = 100% (10000/10000) (classification)</text:p>
      <text:p text:style-name="P20"/>
      <text:p text:style-name="P20">Test data</text:p>
      <text:p text:style-name="P20">Accuracy = 98.4722% (3545/3600) (classification)</text:p>
      <text:p text:style-name="P20"/>
      <text:p text:style-name="P21">Neural network with one <text:span text:style-name="T9">perceptron:</text:span></text:p>
      <text:p text:style-name="P22">Accuracy on train data=97.2%</text:p>
      <text:p text:style-name="P22"/>
      <text:p text:style-name="P22">Accuracy on test data=97.16666666666667%</text:p>
      <text:p text:style-name="P22"/>
      <text:p text:style-name="P22"/>
      <text:p text:style-name="P22"/>
      <text:p text:style-name="P23">(2)</text:p>
      <text:p text:style-name="P23">[100]</text:p>
      <text:p text:style-name="P23"><text:soft-page-break/>Accuracy on train data=98.<text:span text:style-name="T10">47</text:span>%</text:p>
      <text:p text:style-name="P23"/>
      <text:p text:style-name="P23">Accuracy on test data=9<text:span text:style-name="T10">7</text:span>.<text:span text:style-name="T10">86</text:span>%</text:p>
      <text:p text:style-name="P23"/>
      <text:p text:style-name="P24">Stopping criteria:</text:p>
      <text:p text:style-name="P24">if change in the value of Error function is less than 0.01</text:p>
      <text:p text:style-name="P24"/>
      <text:p text:style-name="P25">(3) Using ReLU as the activtion instead of the sigmoid function</text:p>
      <text:p text:style-name="P25">[100]</text:p>
      <text:p text:style-name="P25"/>
      <text:p text:style-name="P25">Accuracy on train data=96.53%</text:p>
      <text:p text:style-name="P25"/>
      <text:p text:style-name="P25">Accuracy on test data=95.64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8T21:58:58.747234103</meta:creation-date>
    <meta:generator>LibreOffice/5.1.6.2$Linux_X86_64 LibreOffice_project/10m0$Build-2</meta:generator>
    <dc:date>2018-04-11T22:45:20.404614842</dc:date>
    <meta:editing-duration>PT10H2M55S</meta:editing-duration>
    <meta:editing-cycles>37</meta:editing-cycles>
    <meta:document-statistic meta:table-count="0" meta:image-count="0" meta:object-count="0" meta:page-count="3" meta:paragraph-count="78" meta:word-count="270" meta:character-count="1811" meta:non-whitespace-character-count="1619"/>
  </office:meta>
</office:document-meta>
</file>